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20811BABB281EC336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17.25cm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002cm, 0cm, 7.992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8.004cm, 0cm, 0.989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75cm" svg:height="1.5cm" svg:x="1.25cm" svg:y="1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4.749cm" svg:x="1cm" svg:y="7.25cm">
          <draw:image xlink:href="Pictures/10000001000002D00000020811BABB281EC336AC.png" xlink:type="simple" xlink:show="embed" xlink:actuate="onLoad" draw:mime-type="image/png">
            <text:p/>
          </draw:image>
        </draw:frame>
        <draw:frame draw:style-name="gr3" draw:text-style-name="P2" draw:layer="layout" svg:width="18.999cm" svg:height="4.749cm" svg:x="1.001cm" svg:y="11.751cm">
          <draw:image xlink:href="Pictures/10000001000002D00000020811BABB281EC336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30T15:39:26.017227571</dc:date>
    <meta:editing-duration>PT3M54S</meta:editing-duration>
    <meta:editing-cycles>1</meta:editing-cycles>
    <meta:generator>LibreOffice/7.3.7.2$Linux_X86_64 LibreOffice_project/30$Build-2</meta:generator>
    <meta:document-statistic meta:object-count="3"/>
  </office:meta>
</office:document-meta>
</file>